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2CD5712141F25F805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53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47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42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2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8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99cm)" draw:image-opacity="100%" style:mirror="non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4.633cm" fo:min-width="4.38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7.751cm" svg:height="5.812cm" svg:x="6.85cm" svg:y="4.949cm">
          <draw:image xlink:href="Pictures/10000000000001900000012CD5712141F25F8051.jpg" xlink:type="simple" xlink:show="embed" xlink:actuate="onLoad">
            <text:p/>
          </draw:image>
        </draw:frame>
        <draw:frame draw:style-name="gr1" draw:text-style-name="P1" draw:layer="layout" svg:width="7.751cm" svg:height="5.812cm" svg:x="6.85cm" svg:y="11.961cm">
          <draw:image xlink:href="Pictures/10000000000001900000012CD5712141F25F8051.jpg" xlink:type="simple" xlink:show="embed" xlink:actuate="onLoad">
            <text:p/>
          </draw:image>
        </draw:frame>
        <draw:frame draw:style-name="gr1" draw:text-style-name="P1" draw:layer="layout" svg:width="7.751cm" svg:height="5.812cm" svg:x="6.85cm" svg:y="18.927cm">
          <draw:image xlink:href="Pictures/10000000000001900000012CD5712141F25F8051.jpg" xlink:type="simple" xlink:show="embed" xlink:actuate="onLoad">
            <text:p/>
          </draw:image>
        </draw:frame>
        <draw:frame draw:style-name="gr2" draw:text-style-name="P1" draw:layer="layout" svg:width="6.513cm" svg:height="5.812cm" svg:x="0.749cm" svg:y="1.549cm">
          <draw:image xlink:href="Pictures/10000000000001900000012CD5712141F25F8051.jpg" xlink:type="simple" xlink:show="embed" xlink:actuate="onLoad">
            <text:p/>
          </draw:image>
        </draw:frame>
        <draw:custom-shape draw:style-name="gr3" draw:text-style-name="P1" draw:layer="layout" svg:width="6.905cm" svg:height="6.905cm" svg:x="0.926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6.461cm" svg:height="5.812cm" svg:x="0.749cm" svg:y="8.561cm">
          <draw:image xlink:href="Pictures/10000000000001900000012CD5712141F25F8051.jpg" xlink:type="simple" xlink:show="embed" xlink:actuate="onLoad">
            <text:p/>
          </draw:image>
        </draw:frame>
        <draw:custom-shape draw:style-name="gr3" draw:text-style-name="P1" draw:layer="layout" svg:width="6.905cm" svg:height="6.905cm" svg:x="0.926cm" svg:y="8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6.409cm" svg:height="5.812cm" svg:x="0.749cm" svg:y="15.527cm">
          <draw:image xlink:href="Pictures/10000000000001900000012CD5712141F25F8051.jpg" xlink:type="simple" xlink:show="embed" xlink:actuate="onLoad">
            <text:p/>
          </draw:image>
        </draw:frame>
        <draw:custom-shape draw:style-name="gr3" draw:text-style-name="P1" draw:layer="layout" svg:width="6.905cm" svg:height="6.905cm" svg:x="0.926cm" svg:y="14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6.513cm" svg:height="5.812cm" svg:x="0.749cm" svg:y="22.458cm">
          <draw:image xlink:href="Pictures/10000000000001900000012CD5712141F25F8051.jpg" xlink:type="simple" xlink:show="embed" xlink:actuate="onLoad">
            <text:p/>
          </draw:image>
        </draw:frame>
        <draw:custom-shape draw:style-name="gr3" draw:text-style-name="P1" draw:layer="layout" svg:width="6.905cm" svg:height="6.905cm" svg:x="0.926cm" svg:y="21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7.156cm" svg:height="5.812cm" svg:x="13.644cm" svg:y="1.549cm">
          <draw:image xlink:href="Pictures/10000000000001900000012CD5712141F25F8051.jpg" xlink:type="simple" xlink:show="embed" xlink:actuate="onLoad">
            <text:p/>
          </draw:image>
        </draw:frame>
        <draw:custom-shape draw:style-name="gr3" draw:text-style-name="P1" draw:layer="layout" svg:width="6.905cm" svg:height="6.905cm" svg:x="13.226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7.208cm" svg:height="5.812cm" svg:x="13.592cm" svg:y="8.561cm">
          <draw:image xlink:href="Pictures/10000000000001900000012CD5712141F25F8051.jpg" xlink:type="simple" xlink:show="embed" xlink:actuate="onLoad">
            <text:p/>
          </draw:image>
        </draw:frame>
        <draw:custom-shape draw:style-name="gr3" draw:text-style-name="P1" draw:layer="layout" svg:width="6.905cm" svg:height="6.905cm" svg:x="13.226cm" svg:y="8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7.156cm" svg:height="5.812cm" svg:x="13.644cm" svg:y="15.527cm">
          <draw:image xlink:href="Pictures/10000000000001900000012CD5712141F25F8051.jpg" xlink:type="simple" xlink:show="embed" xlink:actuate="onLoad">
            <text:p/>
          </draw:image>
        </draw:frame>
        <draw:custom-shape draw:style-name="gr3" draw:text-style-name="P1" draw:layer="layout" svg:width="6.905cm" svg:height="6.905cm" svg:x="13.226cm" svg:y="14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7.312cm" svg:height="5.812cm" svg:x="13.488cm" svg:y="22.458cm">
          <draw:image xlink:href="Pictures/10000000000001900000012CD5712141F25F8051.jpg" xlink:type="simple" xlink:show="embed" xlink:actuate="onLoad">
            <text:p/>
          </draw:image>
        </draw:frame>
        <draw:custom-shape draw:style-name="gr3" draw:text-style-name="P1" draw:layer="layout" svg:width="6.905cm" svg:height="6.905cm" svg:x="13.226cm" svg:y="21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905cm" svg:height="6.905cm" svg:x="7.027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905cm" svg:height="6.905cm" svg:x="7.027cm" svg:y="11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905cm" svg:height="6.905cm" svg:x="7.027cm" svg:y="18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23T11:58:36.639855737</dc:date>
    <meta:generator>LibreOffice/5.0.2.2$Linux_X86_64 LibreOffice_project/00m0$Build-2</meta:generator>
    <meta:editing-duration>PT3M1S</meta:editing-duration>
    <meta:editing-cycles>2</meta:editing-cycles>
    <dc:creator>Carlos Saura</dc:creator>
    <meta:document-statistic meta:object-count="22"/>
  </office:meta>
</office:document-meta>
</file>